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erif CJK JP Black" svg:font-family="'Noto Serif CJK JP Black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5cm" fo:min-width="7.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39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.738cm" fo:min-width="4.55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05cm" fo:min-width="7.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5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1.2cm" fo:min-width="3.35cm"/>
    </style:style>
    <style:style style:name="gr10" style:family="graphic" style:parent-style-name="standard">
      <style:graphic-properties svg:stroke-color="#000000" draw:marker-start="Arrow" draw:marker-start-width="0.3cm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</style:style>
    <style:style style:name="gr12" style:family="graphic" style:parent-style-name="standard">
      <style:graphic-properties draw:textarea-horizontal-align="justify" draw:textarea-vertical-align="middle" draw:auto-grow-height="false" fo:min-height="2.45cm" fo:min-width="4.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8cm" fo:min-width="0cm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16" style:family="graphic" style:parent-style-name="standard">
      <style:graphic-properties draw:stroke="none" svg:stroke-color="#ed1c24" draw:fill="none" draw:fill-color="#ed1c24" draw:textarea-horizontal-align="left" draw:auto-grow-height="true" draw:auto-grow-width="false" fo:min-height="2.758cm" fo:min-width="0cm"/>
    </style:style>
    <style:style style:name="gr17" style:family="graphic" style:parent-style-name="standard">
      <style:graphic-properties draw:textarea-horizontal-align="justify" draw:textarea-vertical-align="middle" draw:auto-grow-height="false" fo:min-height="2.55cm" fo:min-width="7.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5.717cm"/>
    </style:style>
    <style:style style:name="gr19" style:family="graphic" style:parent-style-name="standard">
      <style:graphic-properties draw:stroke="none" svg:stroke-color="#000000" draw:fill="none" draw:fill-color="#ffffff" fo:min-height="1.025cm"/>
    </style:style>
    <style:style style:name="gr20" style:family="graphic" style:parent-style-name="standard">
      <style:graphic-properties draw:textarea-horizontal-align="justify" draw:textarea-vertical-align="middle" draw:auto-grow-height="false" fo:min-height="3.55cm" fo:min-width="7.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77cm" fo:min-width="0cm"/>
    </style:style>
    <style:style style:name="gr22" style:family="graphic" style:parent-style-name="standard">
      <style:graphic-properties draw:stroke="none" svg:stroke-color="#000000" draw:fill="none" draw:fill-color="#ffffff" fo:min-height="1.048cm"/>
    </style:style>
    <style:style style:name="gr23" style:family="graphic" style:parent-style-name="standard">
      <style:graphic-properties draw:textarea-horizontal-align="justify" draw:textarea-vertical-align="middle" draw:auto-grow-height="false" fo:min-height="0.738cm" fo:min-width="5.45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9cm" fo:min-width="0cm"/>
    </style:style>
    <style:style style:name="gr25" style:family="graphic" style:parent-style-name="standard">
      <style:graphic-properties draw:textarea-horizontal-align="justify" draw:textarea-vertical-align="middle" draw:auto-grow-height="false" fo:min-height="3.449cm" fo:min-width="7.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ed1c24"/>
      <style:text-properties fo:color="#ce181e" style:font-name="Noto Serif CJK JP Black" fo:font-size="18pt" fo:font-style="normal" fo:text-shadow="none" fo:font-weight="normal" style:font-name-asian="Noto Serif CJK JP Black" style:font-size-asian="18pt" style:font-style-asian="normal" style:font-weight-asian="normal" style:font-size-complex="18pt" style:font-style-complex="normal" style:font-weight-complex="normal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CJK SC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ce181e" fo:font-size="18pt" fo:font-style="normal" fo:text-shadow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7.9cm" svg:height="2cm" svg:x="2.2cm" svg:y="17.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3cm" svg:height="2.089cm" svg:x="2.2cm" svg:y="17.3cm">
          <draw:text-box>
            <text:p><text:span text:style-name="T1">静平衡仪将测试砂轮的信息获取后保存到</text:span><text:span text:style-name="T1">csv</text:span><text:span text:style-name="T1">文件内</text:span></text:p>
          </draw:text-box>
        </draw:frame>
        <draw:custom-shape draw:style-name="gr3" draw:text-style-name="P1" draw:layer="layout" svg:width="5.6cm" svg:height="1.4cm" svg:x="3.4cm" svg:y="3.5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4" draw:text-style-name="P2" draw:layer="layout" svg:width="4.5cm" svg:height="1.27cm" svg:x="4.1cm" svg:y="3.53cm">
          <draw:text-box>
            <text:p>开始测试砂轮</text:p>
          </draw:text-box>
        </draw:frame>
        <draw:line draw:style-name="gr5" draw:text-style-name="P3" draw:layer="layout" svg:x1="6.2cm" svg:y1="4.9cm" svg:x2="6.2cm" svg:y2="6.2cm">
          <text:p/>
        </draw:line>
        <draw:custom-shape draw:style-name="gr6" draw:text-style-name="P1" draw:layer="layout" svg:width="7.9cm" svg:height="1.3cm" svg:x="2.2cm" svg:y="6.2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8.4cm" svg:height="1.17cm" svg:x="2.2cm" svg:y="6.2cm">
          <draw:text-box>
            <text:p>用户将砂轮放入静平衡仪上</text:p>
          </draw:text-box>
        </draw:frame>
        <draw:line draw:style-name="gr5" draw:text-style-name="P3" draw:layer="layout" svg:x1="6.2cm" svg:y1="7.5cm" svg:x2="6.2cm" svg:y2="9.2cm">
          <text:p/>
        </draw:line>
        <draw:custom-shape draw:style-name="gr1" draw:text-style-name="P1" draw:layer="layout" svg:width="7.9cm" svg:height="2cm" svg:x="2.2cm" svg:y="9.2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7.9cm" svg:height="2.1cm" svg:x="2.3cm" svg:y="9cm">
          <draw:text-box>
            <text:p><text:span text:style-name="T1">用户在界面上输入砂轮的直径并按下按钮</text:span></text:p>
          </draw:text-box>
        </draw:frame>
        <draw:line draw:style-name="gr5" draw:text-style-name="P3" draw:layer="layout" svg:x1="6.2cm" svg:y1="11.2cm" svg:x2="6.2cm" svg:y2="12.9cm">
          <text:p/>
        </draw:line>
        <draw:custom-shape draw:style-name="gr9" draw:text-style-name="P1" draw:layer="layout" svg:width="7.7cm" svg:height="2.9cm" svg:x="2.3cm" svg:y="12.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" draw:text-style-name="P2" draw:layer="layout" svg:width="5cm" svg:height="2.089cm" svg:x="3.9cm" svg:y="13.3cm">
          <draw:text-box>
            <text:p><text:span text:style-name="T1">判断输入的直径是否在范围内</text:span></text:p>
          </draw:text-box>
        </draw:frame>
        <draw:line draw:style-name="gr10" draw:text-style-name="P1" draw:layer="layout" svg:x1="6.2cm" svg:y1="8.2cm" svg:x2="16.8cm" svg:y2="8.2cm">
          <text:p/>
        </draw:line>
        <draw:line draw:style-name="gr5" draw:text-style-name="P3" draw:layer="layout" svg:x1="9.9cm" svg:y1="14.3cm" svg:x2="14.1cm" svg:y2="14.3cm">
          <text:p/>
        </draw:line>
        <draw:frame draw:style-name="gr11" draw:text-style-name="P2" draw:layer="layout" svg:width="0.959cm" svg:height="0.962cm" svg:x="11.4cm" svg:y="13.4cm">
          <draw:text-box>
            <text:p>N</text:p>
          </draw:text-box>
        </draw:frame>
        <draw:custom-shape draw:style-name="gr12" draw:text-style-name="P1" draw:layer="layout" svg:width="5.4cm" svg:height="2.7cm" svg:x="14.1cm" svg:y="12.9cm">
          <text:p/>
          <draw:enhanced-geometry svg:viewBox="0 0 21600 21600" draw:type="rectangle" draw:enhanced-path="M 0 0 L 21600 0 21600 21600 0 21600 0 0 Z N"/>
        </draw:custom-shape>
        <draw:frame draw:style-name="gr13" draw:text-style-name="P2" draw:layer="layout" svg:width="5.6cm" svg:height="3.008cm" svg:x="14.2cm" svg:y="12.8cm">
          <draw:text-box>
            <text:p><text:span text:style-name="T1">界面上提示输入直径不在范围内并提示范围</text:span></text:p>
          </draw:text-box>
        </draw:frame>
        <draw:line draw:style-name="gr14" draw:text-style-name="P3" draw:layer="layout" svg:x1="16.8cm" svg:y1="12.9cm" svg:x2="16.8cm" svg:y2="8.2cm">
          <text:p/>
        </draw:line>
        <draw:line draw:style-name="gr5" draw:text-style-name="P3" draw:layer="layout" svg:x1="6.1cm" svg:y1="15.8cm" svg:x2="6.1cm" svg:y2="17.4cm">
          <text:p/>
        </draw:line>
        <draw:frame draw:style-name="gr15" draw:text-style-name="P2" draw:layer="layout" svg:width="0.925cm" svg:height="0.962cm" svg:x="6.201cm" svg:y="15.9cm">
          <draw:text-box>
            <text:p>Y</text:p>
          </draw:text-box>
        </draw:frame>
        <draw:frame draw:style-name="gr16" draw:text-style-name="P4" draw:layer="layout" svg:width="9.6cm" svg:height="3.008cm" svg:x="50cm" svg:y="26.7cm">
          <draw:text-box>
            <text:p><text:span text:style-name="T2">注：砂轮直径如下</text:span><text:span text:style-name="T2">:400mm</text:span><text:span text:style-name="T2">、</text:span></text:p>
            <text:p><text:span text:style-name="T2">230mm</text:span><text:span text:style-name="T2">、</text:span><text:span text:style-name="T2">180mm</text:span><text:span text:style-name="T2">、</text:span><text:span text:style-name="T2">150mm</text:span><text:span text:style-name="T2">、</text:span><text:span text:style-name="T2">125mm</text:span></text:p>
          </draw:text-box>
        </draw:frame>
        <draw:line draw:style-name="gr5" draw:text-style-name="P3" draw:layer="layout" svg:x1="6.1cm" svg:y1="19.4cm" svg:x2="6.1cm" svg:y2="20.9cm">
          <text:p/>
        </draw:line>
        <draw:custom-shape draw:style-name="gr17" draw:text-style-name="P1" draw:layer="layout" svg:width="7.9cm" svg:height="2.8cm" svg:x="2.2cm" svg:y="20.9cm">
          <text:p/>
          <draw:enhanced-geometry svg:viewBox="0 0 21600 21600" draw:type="rectangle" draw:enhanced-path="M 0 0 L 21600 0 21600 21600 0 21600 0 0 Z N"/>
        </draw:custom-shape>
        <draw:frame draw:style-name="gr13" draw:text-style-name="P2" draw:layer="layout" svg:width="8.2cm" svg:height="3.008cm" svg:x="2.1cm" svg:y="20.773cm">
          <draw:text-box>
            <text:p><text:span text:style-name="T1">测试界面程序通过读取</text:span><text:span text:style-name="T1">csv</text:span><text:span text:style-name="T1">文件将测试砂轮的信息显示在界面相应位置上</text:span></text:p>
          </draw:text-box>
        </draw:frame>
        <draw:line draw:style-name="gr5" draw:text-style-name="P3" draw:layer="layout" svg:x1="6.1cm" svg:y1="23.7cm" svg:x2="6.1cm" svg:y2="25.2cm">
          <text:p/>
        </draw:line>
        <draw:custom-shape draw:style-name="gr3" draw:text-style-name="P1" draw:layer="layout" svg:width="5.6cm" svg:height="1.4cm" svg:x="3.301cm" svg:y="25.201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4" draw:text-style-name="P2" draw:layer="layout" svg:width="5.2cm" svg:height="1.27cm" svg:x="4cm" svg:y="25.33cm">
          <draw:text-box>
            <text:p>砂轮完成测试</text:p>
          </draw:text-box>
        </draw:frame>
        <draw:line draw:style-name="gr14" draw:text-style-name="P3" draw:layer="layout" svg:x1="8.9cm" svg:y1="25.8cm" svg:x2="21.4cm" svg:y2="25.7cm">
          <text:p/>
        </draw:line>
        <draw:line draw:style-name="gr14" draw:text-style-name="P3" draw:layer="layout" svg:x1="21.4cm" svg:y1="25.7cm" svg:x2="21.3cm" svg:y2="5.4cm">
          <text:p/>
        </draw:line>
        <draw:line draw:style-name="gr10" draw:text-style-name="P1" draw:layer="layout" svg:x1="6.2cm" svg:y1="5.3cm" svg:x2="21.3cm" svg:y2="5.4cm">
          <text:p/>
        </draw:line>
        <draw:frame draw:style-name="gr18" draw:text-style-name="P2" draw:layer="layout" svg:width="6.217cm" svg:height="1.17cm" svg:x="13.101cm" svg:y="24.6cm">
          <draw:text-box>
            <text:p>接着测试下一个砂轮</text:p>
          </draw:text-box>
        </draw:frame>
        <draw:frame draw:style-name="gr19" draw:text-style-name="P2" draw:layer="layout" svg:width="5cm" svg:height="1.275cm" svg:x="0.2cm" svg:y="1.5cm">
          <draw:text-box>
            <text:p><text:span text:style-name="T3">测试流程：</text:span></text:p>
          </draw:text-box>
        </draw:frame>
        <draw:frame draw:style-name="gr19" draw:text-style-name="P2" draw:layer="layout" svg:width="5cm" svg:height="1.275cm" svg:x="23.1cm" svg:y="1.501cm">
          <draw:text-box>
            <text:p><text:span text:style-name="T3">校准流程：</text:span></text:p>
          </draw:text-box>
        </draw:frame>
        <draw:custom-shape draw:style-name="gr3" draw:text-style-name="P1" draw:layer="layout" svg:width="5.6cm" svg:height="1.4cm" svg:x="28.101cm" svg:y="3.501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4" draw:text-style-name="P2" draw:layer="layout" svg:width="4.5cm" svg:height="1.27cm" svg:x="28.701cm" svg:y="3.531cm">
          <draw:text-box>
            <text:p>开始进行校准</text:p>
          </draw:text-box>
        </draw:frame>
        <draw:line draw:style-name="gr5" draw:text-style-name="P3" draw:layer="layout" svg:x1="31.1cm" svg:y1="4.9cm" svg:x2="31.1cm" svg:y2="6.2cm">
          <text:p/>
        </draw:line>
        <draw:custom-shape draw:style-name="gr1" draw:text-style-name="P1" draw:layer="layout" svg:width="7.9cm" svg:height="2cm" svg:x="27.1cm" svg:y="6.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4cm" svg:height="2.089cm" svg:x="27.1cm" svg:y="6.2cm">
          <draw:text-box>
            <text:p>用户将标准砂轮放入静平衡仪上</text:p>
          </draw:text-box>
        </draw:frame>
        <draw:line draw:style-name="gr5" draw:text-style-name="P3" draw:layer="layout" svg:x1="31.1cm" svg:y1="8.2cm" svg:x2="31.1cm" svg:y2="9.5cm">
          <text:p/>
        </draw:line>
        <draw:custom-shape draw:style-name="gr20" draw:text-style-name="P1" draw:layer="layout" svg:width="7.9cm" svg:height="3.8cm" svg:x="27.1cm" svg:y="9.5cm">
          <text:p/>
          <draw:enhanced-geometry svg:viewBox="0 0 21600 21600" draw:type="rectangle" draw:enhanced-path="M 0 0 L 21600 0 21600 21600 0 21600 0 0 Z N"/>
        </draw:custom-shape>
        <draw:frame draw:style-name="gr21" draw:text-style-name="P2" draw:layer="layout" svg:width="8.4cm" svg:height="3.927cm" svg:x="27cm" svg:y="9.401cm">
          <draw:text-box>
            <text:p>用户点击主界面上的校准按钮，切换到校准界面，标准砂轮的数据显示在校准界面对应的位置上</text:p>
          </draw:text-box>
        </draw:frame>
        <draw:line draw:style-name="gr5" draw:text-style-name="P3" draw:layer="layout" svg:x1="31.1cm" svg:y1="13.301cm" svg:x2="31.1cm" svg:y2="14.801cm">
          <text:p/>
        </draw:line>
        <draw:custom-shape draw:style-name="gr3" draw:text-style-name="P1" draw:layer="layout" svg:width="5.6cm" svg:height="1.4cm" svg:x="28.301cm" svg:y="14.802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4" draw:text-style-name="P2" draw:layer="layout" svg:width="5.2cm" svg:height="1.27cm" svg:x="29cm" svg:y="14.931cm">
          <draw:text-box>
            <text:p>完 <text:s/>成 <text:s/>校 <text:s/>准</text:p>
          </draw:text-box>
        </draw:frame>
        <draw:frame draw:style-name="gr22" draw:text-style-name="P2" draw:layer="layout" svg:width="7.5cm" svg:height="1.298cm" svg:x="38.6cm" svg:y="1.502cm">
          <draw:text-box>
            <text:p><text:span text:style-name="T3">查看统计数据流程：</text:span></text:p>
          </draw:text-box>
        </draw:frame>
        <draw:custom-shape draw:style-name="gr23" draw:text-style-name="P1" draw:layer="layout" svg:width="6.6cm" svg:height="1.4cm" svg:x="46.5cm" svg:y="3.502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24" draw:text-style-name="P2" draw:layer="layout" svg:width="6cm" svg:height="1.189cm" svg:x="47.1cm" svg:y="3.611cm">
          <draw:text-box>
            <text:p>开始查看统计数据</text:p>
          </draw:text-box>
        </draw:frame>
        <draw:line draw:style-name="gr5" draw:text-style-name="P3" draw:layer="layout" svg:x1="49.8cm" svg:y1="4.901cm" svg:x2="49.8cm" svg:y2="6.201cm">
          <text:p/>
        </draw:line>
        <draw:custom-shape draw:style-name="gr25" draw:text-style-name="P1" draw:layer="layout" svg:width="7.9cm" svg:height="3.699cm" svg:x="45.8cm" svg:y="6.201cm">
          <text:p/>
          <draw:enhanced-geometry svg:viewBox="0 0 21600 21600" draw:type="rectangle" draw:enhanced-path="M 0 0 L 21600 0 21600 21600 0 21600 0 0 Z N"/>
        </draw:custom-shape>
        <draw:frame draw:style-name="gr21" draw:text-style-name="P2" draw:layer="layout" svg:width="8.4cm" svg:height="3.927cm" svg:x="45.7cm" svg:y="6.101cm">
          <draw:text-box>
            <text:p>用户点击主界面上的统计按钮，切换到统计界面，测试砂轮的历史数据显示在统计界面上</text:p>
          </draw:text-box>
        </draw:frame>
        <draw:line draw:style-name="gr5" draw:text-style-name="P3" draw:layer="layout" svg:x1="49.8cm" svg:y1="9.902cm" svg:x2="49.8cm" svg:y2="11.402cm">
          <text:p/>
        </draw:line>
        <draw:custom-shape draw:style-name="gr23" draw:text-style-name="P1" draw:layer="layout" svg:width="6.6cm" svg:height="1.4cm" svg:x="46.5cm" svg:y="11.403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7" draw:text-style-name="P2" draw:layer="layout" svg:width="6.3cm" svg:height="1.17cm" svg:x="46.7cm" svg:y="11.432cm">
          <draw:text-box>
            <text:p>完成统计数据的查看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erif CJK JP Black" svg:font-family="'Noto Serif CJK JP Black'" style:font-family-generic="roman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0cm" fo:page-height="30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7T14:01:52.607472404</meta:creation-date>
    <dc:date>2020-02-08T13:43:53.309355212</dc:date>
    <meta:editing-duration>PT1H34M15S</meta:editing-duration>
    <meta:editing-cycles>6</meta:editing-cycles>
    <meta:generator>LibreOffice/6.0.7.3$Linux_X86_64 LibreOffice_project/00m0$Build-3</meta:generator>
    <meta:document-statistic meta:object-count="54"/>
  </office:meta>
</office:document-meta>
</file>